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C3000017CB000019BAEE4301F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955cm" svg:height="19.05cm" svg:x="2.54cm" svg:y="0.635cm">
          <draw:image xlink:href="Pictures/200002C3000017CB000019BAEE4301F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4T01:10:29</meta:creation-date>
    <meta:editing-duration>PT00H02M10S</meta:editing-duration>
    <meta:editing-cycles>2</meta:editing-cycles>
    <dc:date>2011-09-24T01:12:37</dc:date>
    <dc:creator>elkateb </dc:creator>
    <meta:generator>OpenOffice.org/3.2$Linux OpenOffice.org_project/320m19$Build-9505</meta:generator>
    <meta:document-statistic meta:object-count="24"/>
  </office:meta>
</office:document-meta>
</file>